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Sector</text:p>
          </table:table-cell>
          <table:table-cell table:style-name="ce1" office:value-type="string">
            <text:p>Ring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Econ</text:p>
          </table:table-cell>
          <table:table-cell table:style-name="ce1" office:value-type="string">
            <text:p>Labs</text:p>
          </table:table-cell>
          <table:table-cell table:style-name="ce1" office:value-type="string">
            <text:p>Mines</text:p>
          </table:table-cell>
          <table:table-cell table:style-name="ce1" office:value-type="string">
            <text:p>Wild</text:p>
          </table:table-cell>
          <table:table-cell table:style-name="ce1" office:value-type="string">
            <text:p>Adv Econ</text:p>
          </table:table-cell>
          <table:table-cell table:style-name="ce1" office:value-type="string">
            <text:p>Adv Labs</text:p>
          </table:table-cell>
          <table:table-cell table:style-name="ce1" office:value-type="string">
            <text:p>Adv Mines</text:p>
          </table:table-cell>
          <table:table-cell table:style-name="ce1" office:value-type="string">
            <text:p>Ancients</text:p>
          </table:table-cell>
          <table:table-cell table:style-name="ce1" office:value-type="string">
            <text:p>Discovery</text:p>
          </table:table-cell>
          <table:table-cell table:style-name="ce1" office:value-type="string">
            <text:p>Artifact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Ring</text:p>
          </table:table-cell>
          <table:table-cell office:value-type="string">
            <text:p>Total</text:p>
          </table:table-cell>
          <table:table-cell office:value-type="string">
            <text:p>Avg Score</text:p>
          </table:table-cell>
          <table:table-cell office:value-type="string">
            <text:p>Gold</text:p>
          </table:table-cell>
          <table:table-cell office:value-type="string">
            <text:p>Tech</text:p>
          </table:table-cell>
          <table:table-cell office:value-type="string">
            <text:p>Metal</text:p>
          </table:table-cell>
          <table:table-cell office:value-type="string">
            <text:p>Discovery</text:p>
          </table:table-cell>
          <table:table-cell office:value-type="string">
            <text:p>Ancient</text:p>
          </table:table-cell>
          <table:table-cell table:number-columns-repeated="5"/>
          <table:table-cell table:style-name="Default" table:number-columns-repeated="1011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04-17T07:08:38</meta:creation-date>
    <meta:generator>LibreOffice/3.5$Linux_X86_64 LibreOffice_project/350m1$Build-2</meta:generator>
    <dc:date>2013-04-17T07:45:07</dc:date>
    <dc:creator>paul </dc:creator>
    <meta:editing-duration>PT25M24S</meta:editing-duration>
    <meta:editing-cycles>3</meta:editing-cycles>
    <meta:document-statistic meta:table-count="3" meta:cell-count="502" meta:object-count="0"/>
  </office:meta>
</office:document-meta>
</file>